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Contents_20_Heading">
      <style:paragraph-properties fo:break-before="page"/>
    </style:style>
    <style:style style:name="P6" style:family="paragraph" style:parent-style-name="Heading_20_1">
      <style:paragraph-properties fo:break-before="page"/>
      <style:text-properties officeooo:rsid="001e10df" officeooo:paragraph-rsid="001e10df"/>
    </style:style>
    <style:style style:name="P7" style:family="paragraph" style:parent-style-name="Heading_20_1">
      <style:text-properties officeooo:rsid="001e63f8" officeooo:paragraph-rsid="001e63f8"/>
    </style:style>
    <style:style style:name="P8" style:family="paragraph" style:parent-style-name="Contents_20_1">
      <style:paragraph-properties>
        <style:tab-stops>
          <style:tab-stop style:position="157mm" style:type="right" style:leader-style="dotted" style:leader-text="."/>
        </style:tab-stops>
      </style:paragraph-properties>
    </style:style>
    <style:style style:name="P9" style:family="paragraph" style:parent-style-name="Text_20_body">
      <style:text-properties officeooo:rsid="00203907" officeooo:paragraph-rsid="0022bd70"/>
    </style:style>
    <style:style style:name="P10" style:family="paragraph" style:parent-style-name="Text_20_body">
      <style:text-properties officeooo:rsid="0022bd70" officeooo:paragraph-rsid="0022bd70"/>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start text:name="__RefHeading___Toc223_2254864998"/>Voorwoord<text:bookmark-end text:name="__RefHeading___Toc223_2254864998"/></text:h>
      <text:p text:style-name="P3"/>
      <text:p text:style-name="P3"/>
      <text:p text:style-name="P3"/>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houdstafel</text:p>
          </text:index-title>
          <text:p text:style-name="P8"><text:a xlink:type="simple" xlink:href="#__RefHeading___Toc223_2254864998" text:style-name="Index_20_Link" text:visited-style-name="Index_20_Link">Voorwoord<text:tab/>1</text:a></text:p>
          <text:p text:style-name="P8"><text:a xlink:type="simple" xlink:href="#__RefHeading___Toc117_2254864998" text:style-name="Index_20_Link" text:visited-style-name="Index_20_Link">Inleiding<text:tab/>3</text:a></text:p>
        </text:index-body>
      </text:table-of-content>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9">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ie informatie het huis anders te bedienen.</text:span></text:p>
      <text:p text:style-name="P10">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0.3$Linux_X86_64 LibreOffice_project/30m0$Build-3</meta:generator>
    <dc:date>2017-03-01T12:03:33.848837796</dc:date>
    <meta:editing-duration>PT48M9S</meta:editing-duration>
    <meta:editing-cycles>7</meta:editing-cycles>
    <meta:document-statistic meta:table-count="0" meta:image-count="0" meta:object-count="0" meta:page-count="3" meta:paragraph-count="9" meta:word-count="134" meta:character-count="837" meta:non-whitespace-character-count="711"/>
  </office:meta>
</office:document-meta>
</file>